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11cm" fo:min-width="2.9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2.548cm"/>
      <style:paragraph-properties style:writing-mode="lr-tb"/>
    </style:style>
    <style:style style:name="gr3" style:family="graphic" style:parent-style-name="standard">
      <style:graphic-properties draw:marker-end="Rounded_20_large_20_Arrow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5.022cm" fo:min-width="4.77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672cm" fo:min-width="2.42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5.5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pen Sans" fo:font-size="12pt" style:font-size-asian="12pt" style:font-size-complex="12pt"/>
    </style:style>
    <style:style style:name="P3" style:family="paragraph">
      <style:paragraph-properties fo:text-align="center"/>
      <style:text-properties style:font-name="Open Sans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style:font-name="Open Sans" fo:font-size="10pt" style:font-size-asian="10pt" style:font-size-complex="10pt"/>
    </style:style>
    <style:style style:name="P6" style:family="paragraph">
      <style:paragraph-properties fo:text-align="center"/>
      <style:text-properties style:font-name="Open Sans" fo:font-size="14pt" style:font-size-asian="14pt" style:font-size-complex="14pt"/>
    </style:style>
    <style:style style:name="T1" style:family="text">
      <style:text-properties style:font-name="Open Sans" fo:font-size="12pt" style:font-size-asian="12pt" style:font-size-complex="12pt"/>
    </style:style>
    <style:style style:name="T2" style:family="text">
      <style:text-properties style:font-name="Open Sans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Open Sans" fo:font-size="10pt" style:font-size-asian="10pt" style:font-size-complex="10pt"/>
    </style:style>
    <style:style style:name="T5" style:family="text">
      <style:text-properties style:font-name="Open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29cm" svg:height="3.937cm" svg:x="1.127cm" svg:y="1cm">
          <text:p text:style-name="P1"><text:span text:style-name="T1">Protein Datase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3" draw:id="id3" draw:layer="layout" svg:width="3.429cm" svg:height="3.937cm" svg:x="1.127cm" svg:y="5.826cm">
          <text:p text:style-name="P1"><text:span text:style-name="T1">Fat Datase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4" draw:id="id4" draw:layer="layout" svg:width="3.429cm" svg:height="3.937cm" svg:x="1.127cm" svg:y="10.652cm">
          <text:p text:style-name="P1"><text:span text:style-name="T1">KCal Datase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5" draw:id="id5" draw:layer="layout" svg:width="3.429cm" svg:height="3.937cm" svg:x="1cm" svg:y="15.224cm">
          <text:p text:style-name="P1"><text:span text:style-name="T1">Kg Datase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2" draw:id="id2" draw:layer="layout" svg:width="6.096cm" svg:height="6.096cm" svg:x="7.477cm" svg:y="6.715cm">
          <text:p text:style-name="P1"><text:span text:style-name="T2">Preprocess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.556cm" svg:y1="2.969cm" svg:x2="7.477cm" svg:y2="9.763cm" draw:start-shape="id1" draw:start-glue-point="8" draw:end-shape="id2" svg:d="M4556 2969h1461v6794h1460" svg:viewBox="0 0 2922 6795">
          <text:p/>
        </draw:connector>
        <draw:connector draw:style-name="gr4" draw:text-style-name="P1" draw:layer="layout" svg:x1="4.556cm" svg:y1="7.795cm" svg:x2="7.477cm" svg:y2="9.763cm" draw:start-shape="id3" draw:start-glue-point="8" draw:end-shape="id2" draw:end-glue-point="5" svg:d="M4556 7795h1461v1968h1460" svg:viewBox="0 0 2922 1969">
          <text:p/>
        </draw:connector>
        <draw:connector draw:style-name="gr4" draw:text-style-name="P1" draw:layer="layout" svg:x1="4.556cm" svg:y1="12.621cm" svg:x2="7.477cm" svg:y2="9.763cm" draw:start-shape="id4" draw:start-glue-point="8" draw:end-shape="id2" draw:end-glue-point="5" svg:d="M4556 12621h1461v-2858h1460" svg:viewBox="0 0 2922 2859">
          <text:p/>
        </draw:connector>
        <draw:connector draw:style-name="gr4" draw:text-style-name="P1" draw:layer="layout" svg:x1="4.429cm" svg:y1="17.193cm" svg:x2="7.477cm" svg:y2="9.763cm" draw:start-shape="id5" draw:start-glue-point="8" draw:end-shape="id2" draw:end-glue-point="5" svg:d="M4429 17193h1524v-7430h1524" svg:viewBox="0 0 3049 7431">
          <text:p/>
        </draw:connector>
        <draw:custom-shape draw:style-name="gr5" draw:text-style-name="P4" xml:id="id6" draw:id="id6" draw:layer="layout" svg:width="5.842cm" svg:height="5.842cm" svg:x="14.462cm" svg:y="6.842cm">
          <text:p text:style-name="P1"><text:span text:style-name="T3">Baseline Models:</text:span><text:span text:style-name="T3"><text:line-break/></text:span><text:span text:style-name="T3">Linear Regression</text:span><text:span text:style-name="T3"><text:line-break/></text:span><text:span text:style-name="T3">Ridge Regression</text:span><text:span text:style-name="T3"><text:line-break/></text:span><text:span text:style-name="T3">LASSO</text:span><text:span text:style-name="T3"><text:line-break/></text:span><text:span text:style-name="T3">SVR</text:span><text:span text:style-name="T3"><text:line-break/></text:span><text:span text:style-name="T3">RFR</text:span><text:span text:style-name="T3"><text:line-break/></text:span><text:span text:style-name="T3">XGBO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3.573cm" svg:y1="9.763cm" svg:x2="14.462cm" svg:y2="9.763cm" draw:start-shape="id2" draw:start-glue-point="7" draw:end-shape="id6" draw:end-glue-point="3" svg:d="M13573 9763h889" svg:viewBox="0 0 890 1">
          <text:p/>
        </draw:connector>
        <draw:custom-shape draw:style-name="gr6" draw:text-style-name="P5" xml:id="id7" draw:id="id7" draw:layer="layout" svg:width="5.842cm" svg:height="5.842cm" svg:x="21.701cm" svg:y="6.842cm">
          <text:p text:style-name="P1"><text:span text:style-name="T4">Model Selection</text:span><text:span text:style-name="T4"><text:line-break/></text:span><text:span text:style-name="T4">Parameter Hypertun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8" draw:id="id8" draw:layer="layout" svg:width="6.001cm" svg:height="3.302cm" svg:x="28.559cm" svg:y="8.112cm">
          <text:p text:style-name="P1"><text:span text:style-name="T5">Output:</text:span></text:p>
          <text:p text:style-name="P1"><text:span text:style-name="T5">Feature </text:span><text:span text:style-name="T5">Importance</text:span></text:p>
          <text:p text:style-name="P1"><text:span text:style-name="T5">Weight </text:span><text:span text:style-name="T5">Coefficien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.304cm" svg:y1="9.763cm" svg:x2="21.701cm" svg:y2="9.763cm" draw:start-shape="id6" draw:start-glue-point="1" draw:end-shape="id7" draw:end-glue-point="5" svg:d="M20304 9763h1397" svg:viewBox="0 0 1398 1">
          <text:p/>
        </draw:connector>
        <draw:connector draw:style-name="gr3" draw:text-style-name="P1" draw:layer="layout" svg:x1="27.543cm" svg:y1="9.763cm" svg:x2="28.559cm" svg:y2="9.763cm" draw:start-shape="id7" draw:start-glue-point="7" draw:end-shape="id8" draw:end-glue-point="3" svg:d="M27543 9763h1016" svg:viewBox="0 0 1017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3:02:16.838528390</meta:creation-date>
    <dc:date>2021-04-28T13:23:45.883103088</dc:date>
    <meta:editing-duration>PT1M8S</meta:editing-duration>
    <meta:editing-cycles>1</meta:editing-cycles>
    <meta:generator>LibreOffice/6.4.7.2$Linux_X86_64 LibreOffice_project/40$Build-2</meta:generator>
    <meta:document-statistic meta:object-count="15"/>
  </office:meta>
</office:document-meta>
</file>